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6fff5" style:font-weight-asian="bold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a4ea9" officeooo:paragraph-rsid="001a4ea9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b32fd" officeooo:paragraph-rsid="001b32fd"/>
    </style:style>
    <style:style style:name="T1" style:family="text">
      <style:text-properties style:font-name="Arial" fo:font-size="14pt" officeooo:rsid="0016fff5" style:font-size-asian="12.25pt" style:font-size-complex="14pt"/>
    </style:style>
    <style:style style:name="T2" style:family="text">
      <style:text-properties style:font-name="Arial" fo:font-size="14pt" officeooo:rsid="001a4ea9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xercícios </text:span><text:span text:style-name="T2">Condições</text:span><text:span text:style-name="T1"> Programação Lya</text:span></text:p>
      <text:p text:style-name="P1"/>
      <text:p text:style-name="P2"/>
      <text:list xml:id="list2518702140" text:style-name="L1">
        <text:list-item>
          <text:p text:style-name="P4">Receba a informação da velocidade atual de um carro, verifique se a velocidade está acima da velocidade máxima permitida – 80km/h – e informe se o carro ultrapassou a velocidade máxima e o valor da multa que ira pagar (Valor da multa: R$ 8,00 para cada km/h acima de 80km/h)</text:p>
        </text:list-item>
        <text:list-item>
          <text:p text:style-name="P4">Recebe um número informado pelo usuário e retorna a mensagem dizendo se o número é par ou impar.</text:p>
        </text:list-item>
        <text:list-item>
          <text:p text:style-name="P4">Recebe o nome de uma pessoa e informa se foi digitado o nome maiúsculo ou não.</text:p>
        </text:list-item>
        <text:list-item>
          <text:p text:style-name="P4">Fazer um programa que calcula o valor a pagar por uma viagem de acordo com a kilometragem percorrida. Caso a viagem seja de 100km ou menos o valor por km é R$ 0,50 – Se a viagem é maior que 100km o valor por km é R$ 0,40.</text:p>
        </text:list-item>
        <text:list-item>
          <text:p text:style-name="P4">Faça um programa que informe se um ano qualquer informado pelo usuário é bissexto ou não.</text:p>
        </text:list-item>
        <text:list-item>
          <text:p text:style-name="P5">Fazer um programa que calculo o novo salário do funcionário – se o salaŕio é de até 3 mil, o aumento será o valor da 10% - se o salário é 3 mil ou mais, o aumento será de 8%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29T11:00:21.665394341</dc:date>
    <meta:editing-duration>PT58M32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7" meta:word-count="194" meta:character-count="980" meta:non-whitespace-character-count="795"/>
  </office:meta>
</office:document-meta>
</file>